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clear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newBuilder( org . springframework . protobuf . Msg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aybeForceBuilder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Builder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g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s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Coded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byte [ ]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Fo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From( com . google . protobuf . ByteString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writeTo( com . google . protobuf . Coded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buildParti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sg.getBlahO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boolean no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Msg( com . google . protobuf . GeneratedMessage . 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mergeFrom( org . springframework . protobuf . Msg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g.parsePartial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sg.parseFrom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ergeBlah( org . springframework . protobuf . SecondMs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g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parseDelimited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Pars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Foo( java . lang .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er.getDescrip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Field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mergeFrom( com . google . protobuf . CodedInputStream input , com . google . protobuf . ExtensionRegistryLite extens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setBlah( org . springframework . protobuf . SecondMsg . Builder builderFo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parseDelimited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getFoo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has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Or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mergeFrom( com . google . protobuf . Messag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sg.Msg( com . google . protobuf . CodedInputStream input , com . google . protobuf . ExtensionRegistryLite extensionRegist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sg.get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in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get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g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Fo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g.parseFrom( com . google . protobuf . Byte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newBuilderForType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Blah( org . springframework . protobuf . SecondMs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ilder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sg.getSerialized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er.clearBla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sg.get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FooBytes( com . google . protobuf . Byte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